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style:style>
    <style:style style:name="P2" style:parent-style-name="Título1" style:family="paragraph">
      <style:text-properties style:font-name-asian="Times New Roman" style:language-asian="es" style:country-asian="ES"/>
    </style:style>
    <style:style style:name="P3" style:parent-style-name="Sinespaciado" style:family="paragraph">
      <style:paragraph-properties fo:text-align="justify"/>
    </style:style>
    <style:style style:name="P4" style:parent-style-name="Sinespaciado" style:family="paragraph">
      <style:paragraph-properties fo:text-align="justify"/>
    </style:style>
    <style:style style:name="P5" style:parent-style-name="Sinespaciado" style:family="paragraph">
      <style:paragraph-properties fo:text-align="justify"/>
    </style:style>
    <style:style style:name="T6" style:parent-style-name="Hipervínculo" style:family="text">
      <style:text-properties style:use-window-font-color="true" style:text-underline-type="none"/>
    </style:style>
    <style:style style:name="T7" style:parent-style-name="Hipervínculo" style:family="text">
      <style:text-properties style:use-window-font-color="true" style:text-underline-type="none"/>
    </style:style>
    <style:style style:name="P8" style:parent-style-name="Sinespaciado" style:family="paragraph">
      <style:paragraph-properties fo:text-align="justify"/>
    </style:style>
    <style:style style:name="P9" style:parent-style-name="Sinespaciado" style:family="paragraph">
      <style:paragraph-properties fo:text-align="justify"/>
    </style:style>
    <style:style style:name="P10" style:parent-style-name="Sinespaciado" style:family="paragraph">
      <style:paragraph-properties fo:text-align="justify"/>
    </style:style>
    <style:style style:name="P11" style:parent-style-name="Sinespaciado" style:family="paragraph">
      <style:paragraph-properties fo:text-align="justify"/>
      <style:text-properties style:language-asian="es" style:country-asian="ES"/>
    </style:style>
    <style:style style:name="P12" style:parent-style-name="Sinespaciado" style:family="paragraph">
      <style:text-properties style:language-asian="es" style:country-asian="ES"/>
    </style:style>
    <style:style style:name="P13" style:parent-style-name="Título1" style:family="paragraph">
      <style:text-properties style:font-name-asian="Times New Roman" style:language-asian="es" style:country-asian="ES"/>
    </style:style>
    <style:style style:name="P14" style:parent-style-name="Sinespaciado" style:family="paragraph">
      <style:paragraph-properties fo:text-align="justify"/>
    </style:style>
    <style:style style:name="T15" style:parent-style-name="Fuentedepárrafopredeter." style:family="text">
      <style:text-properties style:language-asian="es" style:country-asian="ES"/>
    </style:style>
    <style:style style:name="T16" style:parent-style-name="Fuentedepárrafopredeter." style:family="text">
      <style:text-properties style:language-asian="es" style:country-asian="ES"/>
    </style:style>
    <style:style style:name="P17" style:parent-style-name="Título1" style:family="paragraph">
      <style:text-properties style:font-name-asian="Times New Roman" style:language-asian="es" style:country-asian="ES"/>
    </style:style>
    <style:style style:name="P18" style:parent-style-name="Sinespaciado" style:family="paragraph">
      <style:paragraph-properties fo:text-align="justify"/>
      <style:text-properties style:language-asian="es" style:country-asian="ES"/>
    </style:style>
    <style:style style:name="P19" style:parent-style-name="Normal" style:family="paragraph">
      <style:text-properties style:language-asian="es" style:country-asian="ES"/>
    </style:style>
    <style:style style:name="P20" style:parent-style-name="Título1" style:family="paragraph">
      <style:text-properties style:font-name-asian="Times New Roman" style:language-asian="es" style:country-asian="ES"/>
    </style:style>
    <style:style style:name="P21" style:parent-style-name="Normal" style:family="paragraph">
      <style:text-properties style:language-asian="es" style:country-asian="ES"/>
    </style:style>
    <style:style style:name="P22" style:parent-style-name="Título1" style:family="paragraph">
      <style:text-properties style:font-name-asian="Times New Roman" style:language-asian="es" style:country-asian="ES"/>
    </style:style>
    <style:style style:name="P23" style:parent-style-name="Sinespaciado" style:family="paragraph">
      <style:paragraph-properties fo:text-align="justify"/>
    </style:style>
    <style:style style:name="T24" style:parent-style-name="Textoennegrita" style:family="text">
      <style:text-properties fo:font-weight="normal" style:font-weight-asian="normal"/>
    </style:style>
    <style:style style:name="T25" style:parent-style-name="Textoennegrita" style:family="text">
      <style:text-properties fo:font-weight="normal" style:font-weight-asian="normal"/>
    </style:style>
    <style:style style:name="T26" style:parent-style-name="Fuentedepárrafopredeter." style:family="text">
      <style:text-properties fo:font-weight="bold" style:font-weight-asian="bold"/>
    </style:style>
  </office:automatic-styles>
  <office:body>
    <office:text text:use-soft-page-breaks="true">
      <text:p text:style-name="P1">Trabajo 3:<text:s/>TIPOS DE ROBOTS</text:p>
      <text:h text:style-name="P2" text:outline-level="1">CLASIFICACIÓN.</text:h>
      <text:list text:style-name="LFO5" text:continue-numbering="true">
        <text:list-item>
          <text:p text:style-name="P3">Arañas (Spiders): es un programa usado para rastrear la red. Lee la estructura de hipertexto y accede a todos los enlaces referidos en el sitio web. Se utiliza como sinónimo de robot y crawler.</text:p>
        </text:list-item>
        <text:list-item>
          <text:p text:style-name="P4">Gusanos (Worms): es lo mismo que un robot, aunque técnicamente un gusano es una réplica de un programa, a diferencia de un robot que es un programa original. Se usan, por ejemplo, para duplicar los directorios de FTP para que puedan acceder más usuarios.</text:p>
        </text:list-item>
        <text:list-item>
          <text:p text:style-name="P5">Orugas (Web crawlers): es un tipo específico de robot que ha dado lugar al nombre de algunos buscadores como<text:s/><text:a xlink:href="http://www.webcrawler.com/" office:target-frame-name="_blank" xlink:show="new"><text:span text:style-name="T6">Webcrawler</text:span></text:a><text:s/>y<text:s/><text:a xlink:href="http://www.metacrawler.com/" office:target-frame-name="_blank" xlink:show="new"><text:span text:style-name="T7">MetaCrawler</text:span></text:a>.</text:p>
        </text:list-item>
        <text:list-item>
          <text:p text:style-name="P8">Hormigas (WebAnts): cooperativa de robots. Trabajan de forma distribuida, explorando simultáneamente diferentes porciones de la Web. Son robots que cooperan en un mismo objetivo, por ejemplo,  para llevar a cabo una indización distribuida.</text:p>
        </text:list-item>
        <text:list-item>
          <text:p text:style-name="P9">Vagabundos (Wanderes): son una clase de robots que realizan estadísticas sobre la Web, como por ejemplo, número de servidores, servidores conectados, número de webs, etc.</text:p>
        </text:list-item>
        <text:list-item>
          <text:p text:style-name="P10">Robots de conocimiento  (Knowbots): localizan referencias hipertextuales dirigidas hacia un documento o servidor concreto. Permiten evaluar el impacto de las distintas aportaciones que engrosan las distintas áreas de conocimiento de la Web.</text:p>
        </text:list-item>
      </text:list>
      <text:h text:style-name="Título1" text:outline-level="1">TIPOS.</text:h>
      <text:list text:style-name="LFO6" text:continue-numbering="true">
        <text:list-item>
          <text:p text:style-name="P11">Crear un archivo de texto (robots.txt) que se ubica en el directorio raíz y que permite al administrador de un sitio web controlar el acceso de los robots a su sitio. Por ejemplo: .../documentos/buscador/robot.txt</text:p>
        </text:list-item>
        <text:list-item>
          <text:p text:style-name="P12">Utilizar la metaetiqueta "robots". Por ejemplo: &lt;META NAME&gt;="robots" CONTENT="index,follow"&gt;</text:p>
        </text:list-item>
      </text:list>
      <text:h text:style-name="P13" text:outline-level="1">FUNCIONAMIENTO.</text:h>
      <text:p text:style-name="P14"><text:span text:style-name="T15">Los robots web son programas que recorr</text:span><text:span text:style-name="T16">en la Web de forma automática,<text:s/></text:span><text:s/>recorre una estructura de hipertexto recuperando un<text:s/>enlace<text:s/>y todos los enlaces que están referenciados para, a partir de ahí, alimentar las grandes bases de datos de los<text:s/>motores de búsqueda<text:s/>de la Web</text:p>
      <text:h text:style-name="P17" text:outline-level="1">UTILIZACIÓN DE LA ETIQUETA &lt;meta&gt; y cómo influye en las búsquedas.</text:h>
      <text:p text:style-name="P18">La etiqueta robots cuenta con 5 atributos que se pueden utilizar: <text:s/>index, all, follow, noindex, nofollow. El atributor index indica al robot de búsqueda que indice la página y la añada a la base de datos. El atributo "all" indica que se indexen todas las páginas. El atributo "follow", indica que han de seguirse los enlaces que están en la página. Las acciones opuestas son "noindex" y "nofollow". Se pueden escribir 2 de estos atributos en la meetiqueta, pero no se permiten 2 atributos opuestos tales como "index, noindex".</text:p>
      <text:p text:style-name="P19"/>
      <text:h text:style-name="P20" text:outline-level="1">EVOLUCIONES ACTUALES Y FUTURAS.</text:h>
      <text:p text:style-name="P21"/>
      <text:soft-page-break/>
      <text:h text:style-name="P22" text:outline-level="1">Conclusión.</text:h>
      <text:p text:style-name="P23">Si se prohíbe el rastreo de una URL en el archivo robots.txt,<text:s/><text:span text:style-name="T24">los buscadores no invertirán tiempo en rastrear</text:span><text:s/>dicho contenido a menos que lo descubran desde un enlace externo, por lo que podemos optimizar el tiempo que el robot dedica a rastrear nuestros contenidos pero<text:s/><text:span text:style-name="T25">no es un método tan eficaz si no queremos bajo ningún concepto que una URL se muestre en los resultados</text:span><text:span text:style-name="T2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B3186D"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fo:line-height="100%"/>
      <style:text-properties style:font-name="Calibri Light" style:font-name-asian="Times New Roman" style:font-name-complex="Times New Roman" fo:color="#781049" fo:letter-spacing="-0.0069in" style:letter-kerning="true" fo:font-size="24pt" style:font-size-asian="24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color="#781049" fo:letter-spacing="-0.0069in" style:letter-kerning="true" fo:font-size="24pt" style:font-size-asian="24pt" style:font-size-complex="28pt"/>
    </style:style>
    <style:style style:name="Título1Car" style:display-name="Título 1 Car" style:family="text" style:parent-style-name="Fuentedepárrafopredeter.">
      <style:text-properties style:font-name="Calibri Light" style:font-name-asian="Times New Roman" style:font-name-complex="Times New Roman" fo:color="#B3186D" fo:font-size="16pt" style:font-size-asian="16pt" style:font-size-complex="16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Sinespaciado" style:display-name="Sin espaciado" style:family="paragraph">
      <style:paragraph-properties fo:margin-bottom="0in" fo:line-height="100%"/>
      <style:text-properties fo:hyphenate="fals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text-underline-color="font-color"/>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text-underline-color="font-color"/>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text-underline-color="font-color"/>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text-underline-color="font-color"/>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e32d91" draw:opacity="100%" draw:stroke="solid" svg:stroke-width="0.01389in" svg:stroke-color="#a71e69"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17-10-03T17:43:00Z</meta:creation-date>
    <dc:date>2017-10-03T21:13:00Z</dc:date>
    <meta:template xlink:href="Normal" xlink:type="simple"/>
    <meta:editing-cycles>1</meta:editing-cycles>
    <meta:editing-duration>PT12600S</meta:editing-duration>
    <meta:document-statistic meta:page-count="2" meta:paragraph-count="5" meta:word-count="462" meta:character-count="3001" meta:row-count="21" meta:non-whitespace-character-count="2544"/>
  </office:meta>
</office:document-meta>
</file>